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011cm"/>
    </style:style>
    <style:style style:name="co3" style:family="table-column">
      <style:table-column-properties fo:break-before="auto" style:column-width="6.567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14.776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39.164cm"/>
    </style:style>
    <style:style style:name="co10" style:family="table-column">
      <style:table-column-properties fo:break-before="auto" style:column-width="8.527cm"/>
    </style:style>
    <style:style style:name="co11" style:family="table-column">
      <style:table-column-properties fo:break-before="auto" style:column-width="7.202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2.411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1.674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665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6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xml_20_files">
      <style:table-properties table:display="true" style:writing-mode="lr-tb"/>
    </style:style>
    <style:style style:name="ta4" style:family="table" style:master-page-name="PageStyle_5f_to_20_do">
      <style:table-properties table:display="true" style:writing-mode="lr-tb"/>
    </style:style>
    <style:style style:name="ce35" style:family="table-cell" style:parent-style-name="Default">
      <style:table-cell-properties fo:background-color="#00ff66"/>
    </style:style>
    <style:style style:name="ce3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33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99ff99"/>
    </style:style>
    <style:style style:name="ce7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3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4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7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8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3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16"/>
        <table:table-column table:style-name="co5" table:default-cell-style-name="ce16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10" table:default-cell-style-name="ce21"/>
        <table:table-column table:style-name="co11" table:default-cell-style-name="ce21"/>
        <table:table-column table:style-name="co5" table:number-columns-repeated="1016" table:default-cell-style-name="ce21"/>
        <table:table-row table:style-name="ro7">
          <table:table-cell table:style-name="ce7"/>
          <table:table-cell table:style-name="ce11" office:value-type="string">
            <text:p>done</text:p>
          </table:table-cell>
          <table:table-cell table:style-name="ce11" office:value-type="string">
            <text:p>wip</text:p>
          </table:table-cell>
          <table:table-cell table:style-name="ce19" office:value-type="string">
            <text:p>files</text:p>
          </table:table-cell>
          <table:table-cell table:style-name="ce19"/>
          <table:table-cell table:style-name="ce19" office:value-type="string">
            <text:p>notes</text:p>
          </table:table-cell>
          <table:table-cell table:style-name="ce19" table:number-columns-repeated="1018"/>
        </table:table-row>
        <table:table-row table:style-name="ro8">
          <table:table-cell table:style-name="ce8"/>
          <table:table-cell table:style-name="ce12" table:number-columns-repeated="2"/>
          <table:table-cell table:style-name="ce20" table:number-columns-repeated="1021"/>
        </table:table-row>
        <table:table-row table:style-name="ro7">
          <table:table-cell/>
          <table:table-cell table:style-name="ce13"/>
          <table:table-cell table:style-name="ce17"/>
          <table:table-cell table:number-columns-repeated="1021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7">
          <table:table-cell office:value-type="string">
            <text:p>unused <text:s/></text:p>
          </table:table-cell>
          <table:table-cell table:style-name="ce13"/>
          <table:table-cell table:style-name="ce17" office:value-type="string">
            <text:p>x</text:p>
          </table:table-cell>
          <table:table-cell table:style-name="ce22" office:value-type="string">
            <text:p>Custom_1105_SettingsViews <text:s text:c="2"/>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)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23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</text:p>
          </table:table-cell>
          <table:table-cell table:number-columns-repeated="1018"/>
        </table:table-row>
        <table:table-row table:style-name="ro7">
          <table:table-cell office:value-type="string">
            <text:p>unused <text:s/></text:p>
          </table:table-cell>
          <table:table-cell table:style-name="ce14"/>
          <table:table-cell table:style-name="ce17" office:value-type="string">
            <text:p>x</text:p>
          </table:table-cell>
          <table:table-cell table:style-name="ce22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/>
          <table:table-cell office:value-type="string">
            <text:p>Custom_1123_blurtest</text:p>
          </table:table-cell>
          <table:table-cell/>
          <table:table-cell office:value-type="string">
            <text:p>delete me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Custom_1133_login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AddonSettings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8"/>
          <table:table-cell office:value-type="string">
            <text:p>DialogBusy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DialogButtonMenu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DialogConfirm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DialogContextMenu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DialogExtendedProgressBar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/>
          <table:table-cell office:value-type="string">
            <text:p>DialogFavourites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Keyboard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MediaSource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Notification</text:p>
          </table:table-cell>
          <table:table-cell/>
          <table:table-cell office:value-type="string">
            <text:p>may change layout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Numeric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DialogPictureInfo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DialogPVRChannelGuide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DialogPVRChannelManager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DialogPVRChannelsOSD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DialogPVRGroupManager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DialogPVRGuideSearch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DialogPVRInfo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table:style-name="ce24" office:value-type="string">
            <text:p>DialogSeekBar</text:p>
          </table:table-cell>
          <table:table-cell/>
          <table:table-cell office:value-type="string">
            <text:p>i may not need it , shows up if paused/seeking ?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Select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Subtitles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EventLog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FileBrowser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FileManager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24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LoginScreen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MusicOSD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MusicVisualisation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Games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MusicPlaylistEditor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Pics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Playlist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MyPrograms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PVRChannels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PVRGuide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PVRRecordings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PVRSearch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PVRTimers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MyWeather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matrix change – remove id 210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ettingsCategory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ettingsProfile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ettingsSystemInfo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lideShow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>
            <text:p>x</text:p>
          </table:table-cell>
          <table:table-cell table:style-name="ce17"/>
          <table:table-cell office:value-type="string">
            <text:p>Startup</text:p>
          </table:table-cell>
          <table:table-cell table:number-columns-repeated="1020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VideoFullScreen</text:p>
          </table:table-cell>
          <table:table-cell table:style-name="ce9"/>
          <table:table-cell table:style-name="ce28"/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office:value-type="string">
            <text:p>VideoOSD</text:p>
          </table:table-cell>
          <table:table-cell table:style-name="ce9"/>
          <table:table-cell table:style-name="ce29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 office:value-type="string">
            <text:p>x</text:p>
          </table:table-cell>
          <table:table-cell table:style-name="ce9" office:value-type="string">
            <text:p>VideoOSDBookmarks</text:p>
          </table:table-cell>
          <table:table-cell table:style-name="ce9"/>
          <table:table-cell table:style-name="ce28"/>
          <table:table-cell table:number-columns-repeated="1018"/>
        </table:table-row>
        <table:table-row table:style-name="ro7">
          <table:table-cell table:style-name="ce10"/>
          <table:table-cell table:style-name="ce15" table:number-columns-repeated="2"/>
          <table:table-cell table:style-name="ce25" office:value-type="string">
            <text:p>swan_embuaryinfo_person</text:p>
          </table:table-cell>
          <table:table-cell table:style-name="ce27"/>
          <table:table-cell table:style-name="ce27" office:value-type="string">
            <text:p>not in use anymore</text:p>
          </table:table-cell>
          <table:table-cell table:style-name="ce27" table:number-columns-repeated="1018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animation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backgroundbuilding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color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constant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container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debug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default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dialog_musicinfo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dialog_videoinfo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expression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font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home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home_widget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hub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mediaflag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menucontrol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player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search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skinsetting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temp_kodiversion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variables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view_50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view_502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view_503_504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view_504_OLD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view_51_52_53_54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view_56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view_58</text:p>
          </table:table-cell>
          <table:table-cell table:number-columns-repeated="1020"/>
        </table:table-row>
        <table:table-row table:style-name="ro7">
          <table:table-cell table:style-name="ce7"/>
          <table:table-cell table:style-name="ce11" table:number-columns-repeated="2"/>
          <table:table-cell table:style-name="ce26" office:value-type="string">
            <text:p>swan_widget_shortcuts</text:p>
          </table:table-cell>
          <table:table-cell table:number-columns-repeated="1020"/>
        </table:table-row>
        <table:table-row table:style-name="ro7" table:number-rows-repeated="8">
          <table:table-cell table:number-columns-repeated="1024"/>
        </table:table-row>
        <table:table-row table:style-name="ro9" table:number-rows-repeated="10484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hangelogs" table:style-name="ta2" table:print="false">
        <office:forms form:automatic-focus="false" form:apply-design-mode="false"/>
        <table:table-column table:style-name="co9" table:number-columns-repeated="9" table:default-cell-style-name="Default"/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8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/add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menucontrol </text:p>
          </table:table-cell>
          <table:table-cell table:number-columns-repeated="3"/>
          <table:table-cell office:value-type="string">
            <text:p>- add localized strings for temp used navigation buttons (menu group id 7000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• my*foo.nav.xmls </text:p>
          </table:table-cell>
          <table:table-cell table:number-columns-repeated="3"/>
          <table:table-cell office:value-type="string">
            <text:p>- footer mediaflags resolution - add images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- footer mediaflags mpaa - add images for mpaa prefix "FSK&lt;space&gt;"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• videofullscreen </text:p>
          </table:table-cell>
          <table:table-cell table:number-columns-repeated="3"/>
          <table:table-cell office:value-type="string">
            <text:p>- dimm dialogsettings background for video-osd settings which needs a fullcreen preview (video,audio,subtitle), 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- start adjustments if [ !Player.HasGame ] (dont start in gameosdosd, dont load default [videofullscreen]include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musicosd/visualisation </text:p>
          </table:table-cell>
          <table:table-cell office:value-type="string">
            <text:p>- add rating button , which focus button to set user rating [onleft|ondown - decrease rating ; <text:s/>onup|onright increase rating]</text:p>
          </table:table-cell>
          <table:table-cell table:number-columns-repeated="6"/>
        </table:table-row>
        <table:table-row table:style-name="ro4">
          <table:table-cell table:number-columns-repeated="8"/>
          <table:table-cell office:value-type="string">
            <text:p>- add option for music vis/osd - 'show thumb + disc if discart'</text:p>
          </table:table-cell>
        </table:table-row>
        <table:table-row table:style-name="ro4">
          <table:table-cell table:number-columns-repeated="8"/>
          <table:table-cell office:value-type="string">
            <text:p>- add focus animation + img ctrl to indicate if scrollbar for artist/item info has focu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WIP view503 </text:p>
          </table:table-cell>
          <table:table-cell table:number-columns-repeated="3"/>
          <table:table-cell office:value-type="string">
            <text:p>- music artist/albums use square artwotk instead of poster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- temp disabled extra/folderpath container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gamecontroller </text:p>
          </table:table-cell>
          <table:table-cell/>
          <table:table-cell office:value-type="string">
            <text:p>- fit layout to settings category when come from settings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game osd </text:p>
          </table:table-cell>
          <table:table-cell table:number-columns-repeated="4"/>
          <table:table-cell office:value-type="string">
            <text:p>- added, early wip, mostly unadjusted, esp. button/possible actions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volumebar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playerprocessinfo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swan shortcuts</text:p>
          </table:table-cell>
          <table:table-cell table:number-columns-repeated="2"/>
          <table:table-cell office:value-type="string">
            <text:p>- added possibility to add games as mainmenu,widget shortcut for home window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leanup strings.po files</text:p>
          </table:table-cell>
          <table:table-cell table:number-columns-repeated="8"/>
        </table:table-row>
        <table:table-row table:style-name="ro4">
          <table:table-cell office:value-type="string">
            <text:p>- minor code cleanup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7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just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DialogVideoInfo.xml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- fixed uncorrect theme apply (videoinfo, all edge vs top edge only for dedicated widgets if theme rounded active)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lookup for movie extra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just/workaraound (add native cast container if script lookup fail - e.g. netflix,amazon vod addon) <text:s/>-TEMP SOLUTION - sadly container-folderpath is not filled for cast container 50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 : slighly lowered alpha channel for fanart overlay (90% to 80%)</text:p>
          </table:table-cell>
          <table:table-cell table:number-columns-repeated="8"/>
        </table:table-row>
        <table:table-row table:style-name="ro4">
          <table:table-cell office:value-type="string">
            <text:p>- adjusted : footer stuuf </text:p>
          </table:table-cell>
          <table:table-cell table:number-columns-repeated="8"/>
        </table:table-row>
        <table:table-row table:style-name="ro4">
          <table:table-cell office:value-type="string">
            <text:p>- adjusted : progressbar , respect theme,tag panel (en/disabled)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for music OSD - scrollbar for artist/item info, onclick opens textviewer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WIP view503 - spotlight poster (not visible for episode content) , fixedlist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PYwtsFc.png</text:p>
          </table:table-cell>
          <table:table-cell table:number-columns-repeated="5"/>
        </table:table-row>
        <table:table-row table:style-name="ro4" table:number-rows-repeated="3">
          <table:table-cell table:number-columns-repeated="9"/>
        </table:table-row>
        <table:table-row table:style-name="ro4">
          <table:table-cell office:value-type="string">
            <text:p>- added : WIP view504 - spotlight landscape <text:s/>, fixedlist , or panel if multirow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use multirow panel ??, maybe not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[imgur]d7omEoW[/imgur]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503 | 504 (horizontal navigation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up you'll focus the scrollbar ( fades in on focus 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click onup if scrollbar has focus you'll focus the alphabet panel ( fades in on focus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onup will play traile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+ trailer dont exist you'll focus the filter control (if container can be filtered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default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movie and not a set item, just show cast*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movieset item, collection item - focus first item of set items (navigate with left right) ; show cast* on top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tvshow,season - focus nextup/resume item, show focusable container of seasons (navigate with left right) ; show cast* on top*</text:p>
          </table:table-cell>
          <table:table-cell table:number-columns-repeated="4"/>
        </table:table-row>
        <table:table-row table:style-name="ro4">
          <table:table-cell table:number-columns-repeated="6"/>
          <table:table-cell office:value-type="string">
            <text:p>*= if setting 'hide cast' not enabled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focus cast content enabled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cast available focus cast container, else fallback to default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BMwxP90.png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 new colors for spotlight views [*Home Layout is intentional not affected]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- color_spotlightlib_flags_backgroundpanel (image color for diffused background of rating / flag bar 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contentheading <text:s text:c="7"/>(text color for Container Heading e.g.: movies,shows,cast etc...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bottomtag_fo</text:p>
          </table:table-cell>
          <table:table-cell/>
          <table:table-cell office:value-type="string">
            <text:p><text:s text:c="3"/>(text color tag labels of focused item)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- color_spotlightlib_bottomtag_nf</text:p>
          </table:table-cell>
          <table:table-cell/>
          <table:table-cell office:value-type="string">
            <text:p><text:s text:c="3"/>(text color tag labels of unfocused items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'behaviour' by default hide info if "player paused + system.idletime(5) + osd not active" - currently not optional, experiment - revisit for if/how</text:p>
          </table:table-cell>
          <table:table-cell table:number-columns-repeated="8"/>
        </table:table-row>
        <table:table-row table:style-name="ro4">
          <table:table-cell office:value-type="string">
            <text:p>- added : show progress bar/indicator for in progress shows/seasons</text:p>
          </table:table-cell>
          <table:table-cell table:number-columns-repeated="8"/>
        </table:table-row>
        <table:table-row table:style-name="ro4">
          <table:table-cell office:value-type="string">
            <text:p>- added : horizontal alphabet bar/scrollbar , <text:s/>vertical alphabet bar for window(videos) - HARDCODED colors</text:p>
          </table:table-cell>
          <table:table-cell table:number-columns-repeated="8"/>
        </table:table-row>
        <table:table-row table:style-name="ro4">
          <table:table-cell office:value-type="string">
            <text:p>- added : videoinfo - crew lookup <text:s/>(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videoinfo - cast lookup conditions/variable ( added fallback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false positve trailer check if using ' RunScript(script.embuary.helper,action=lookforfile,file='"$INFO[listitem.path]$INFO[listitem.FolderName,,-trailer].mp4) ', was set true if foldername missing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ode: fixed/adjusted footer include, some cleanup/changes</text:p>
          </table:table-cell>
          <table:table-cell table:number-columns-repeated="8"/>
        </table:table-row>
        <table:table-row table:style-name="ro4">
          <table:table-cell office:value-type="string">
            <text:p>- code: renamed some settings for better code usage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if you notice some things changed on update, check the settings and en/disable your prefered stuff before consider report a bug</text:p>
          </table:table-cell>
          <table:table-cell table:number-columns-repeated="6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6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minor code cleanup/changes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/ adjusted dialogsubtitles , dialogslider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setting to disable youtube lookups for trailers for view58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changed (wrong used) textures used in dialogkeyboar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(wrong used) font dialogkeyboard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fixed/adjusted/add settings (colorpicker, weather , embuary info 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videopreview window overlay if trailer playing in dialogvideoinfo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false operating/aplience of widget layout if setting for widget tag is changed in widget editor -&gt; added automatic reload skin (correct theme apply ,correct size app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stuff in view58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 clearlogo/label fetc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content cal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plural ; singular labe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refresh local trailer, if going to other show by using similiar item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artwork dissue ( item edges round vs default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WIP unfinished choose custom focus item/page (onload focus first 'nextup widget item/page' or 'season items' ; default 'start at info'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functional options for autoplay trailers for dedicated viewtypes (50,56,502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.04~beta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panel views (poster,landscape,square) - adjust layout when tags disable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item focus animation list view (50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behaviour when toggle footer in media widndows[ slide animation, as compromise, as bottom 0 will require reload.skin() ]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bility to use executebuiltins for custom homemenu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ability to use custom target, path for homemenu / widget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option to disable tags for square panel view (54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font/license - used Montserrat bold as clearlogo fallback font in title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: view circle (52) menucontrol dont slide out on menu exiting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5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rtwork.dump addonseetings item in settings window (matrix on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improved autoplay trailer behaviour for home menu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&gt;</text:p>
          </table:table-cell>
          <table:table-cell office:value-type="string">
            <text:p>still an 'experimental feature and will alwas be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due to refreshing widget container if playable media start playing,stop playing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-&gt; if not spotlight home layout is in use , there is an option to use a big preview window which opens after 5 sec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3"/>or you can show a tiny preview windoe in the corresponding widget row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https://streamable.com/pmze4l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&gt; in generell at current state not recommended if using android touch device <text:s/>-&gt; touch input dont count as inpu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2"/>maybe i switch to other usage to prevent thi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code cleanup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 <text:s text:c="2"/>reminder <text:s text:c="2"/>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https://developer.mozilla.org/en-US/docs/Web/JavaScript/Reference/Global_Objects/encodeURIComponent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de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rules":{"and":[{"field":"album","operator":"contains","value":["INFOLABEL"]}]},"type":"albums"}')}`);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limit":1,"order":{"direction":"ascending","method":"playcount"},"rules":{"and":[{"field":"playcount","operator":"is","value":["0"]},{"field":"tvshow","operator":"is","value":["INFOLABEL"]}]},"type":"episodes"}')}`);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en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encodedpath: ${decodeURIComponent('%7B%22rules%22%3A%7B%22and%22%3A%5B%7B%22field%22%3A%22album%22%2C%22operator%22%3A%22contains%22%2C%22value%22%3A%5B%22INFOLABEL%22%5D%7D%5D%7D%2C%22type%22%3A%22albums%22%7D')}`);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use localized view id strings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lock views - vis conditions - ' string.isequal(container.content(**), skin.string(locked_movie_viewid) ?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disable views - include conditions 'skin has setting(**)' for viewtype id(s) - vis cond 'skin has setting(**)'for native content containers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item tag color circle panels (need revisit)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custom shutdown menu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home mainmenu - submenu usage/or just *.folderpath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go over content call variables <text:s/>[ERROR: XFILE::CDirectory::GetDirectory - Error getting -] "-"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watched indicator +/| progressbar go over usage places</text:p>
          </table:table-cell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No Idea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rying to add unsupported control type 16 (MyVideoNav.xml)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Trying to add unsupported control type 1 <text:s/>(Generell)</text:p>
          </table:table-cell>
          <table:table-cell table:number-columns-repeated="4"/>
        </table:table-row>
      </table:table>
      <table:table table:name="to do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2" table:number-columns-repeated="1022" table:default-cell-style-name="Excel_20_Built-in_20_Normal"/>
        <table:table-row table:style-name="ro10" table:number-rows-repeated="5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0" table:number-rows-repeated="104856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16" table:default-cell-style-name="Default"/>
        <table:table-column table:style-name="co9" table:number-columns-repeated="7" table:default-cell-style-name="Default"/>
        <table:table-row table:style-name="ro12">
          <table:table-cell table:number-columns-repeated="8"/>
        </table:table-row>
        <table:table-row table:style-name="ro13">
          <table:table-cell office:value-type="string">
            <text:p>Container.Content</text:p>
          </table:table-cell>
          <table:table-cell table:number-columns-repeated="2"/>
          <table:table-cell table:style-name="ce34" office:value-type="string">
            <text:p>videos</text:p>
          </table:table-cell>
          <table:table-cell table:style-name="ce34" office:value-type="string">
            <text:p>music</text:p>
          </table:table-cell>
          <table:table-cell table:style-name="ce34" office:value-type="string">
            <text:p>pictures</text:p>
          </table:table-cell>
          <table:table-cell table:style-name="ce34" office:value-type="string">
            <text:p>games</text:p>
          </table:table-cell>
          <table:table-cell office:value-type="string">
            <text:p>..</text:p>
          </table:table-cell>
        </table:table-row>
        <table:table-row table:style-name="ro4">
          <table:table-cell table:number-columns-repeated="3"/>
          <table:table-cell table:style-name="ce34" table:number-columns-repeated="4"/>
          <table:table-cell/>
        </table:table-row>
        <table:table-row table:style-name="ro13">
          <table:table-cell table:style-name="ce33" office:value-type="string">
            <text:p>movies</text:p>
          </table:table-cell>
          <table:table-cell table:number-columns-repeated="7"/>
        </table:table-row>
        <table:table-row table:style-name="ro13">
          <table:table-cell table:style-name="ce33" office:value-type="string">
            <text:p>set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tvshow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season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episode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musicvideo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artist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album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songs</text:p>
          </table:table-cell>
          <table:table-cell table:number-columns-repeated="2"/>
          <table:table-cell table:style-name="ce36"/>
          <table:table-cell table:style-name="ce38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file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actor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roles</text:p>
          </table:table-cell>
          <table:table-cell table:number-columns-repeated="2"/>
          <table:table-cell table:style-name="ce37"/>
          <table:table-cell table:style-name="ce35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director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4">
          <table:table-cell table:style-name="ce33" office:value-type="string">
            <text:p>tag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genre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year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studio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countries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playlists</text:p>
          </table:table-cell>
          <table:table-cell table:number-columns-repeated="2"/>
          <table:table-cell table:style-name="ce35" table:number-columns-repeated="2"/>
          <table:table-cell table:style-name="ce36" table:number-columns-repeated="2"/>
          <table:table-cell/>
        </table:table-row>
        <table:table-row table:style-name="ro13">
          <table:table-cell table:style-name="ce33" office:value-type="string">
            <text:p>images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addons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livetv</text:p>
          </table:table-cell>
          <table:table-cell table:number-columns-repeated="2"/>
          <table:table-cell table:style-name="ce35"/>
          <table:table-cell table:style-name="ce36" table:number-columns-repeated="3"/>
          <table:table-cell/>
        </table:table-row>
        <table:table-row table:style-name="ro13">
          <table:table-cell table:style-name="ce33" office:value-type="string">
            <text:p>mixed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empty = Container.Content()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unknown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13">
          <table:table-cell table:style-name="ce33" office:value-type="string">
            <text:p>plugins</text:p>
          </table:table-cell>
          <table:table-cell table:number-columns-repeated="2"/>
          <table:table-cell table:style-name="ce35" table:number-columns-repeated="4"/>
          <table:table-cell/>
        </table:table-row>
        <table:table-row table:style-name="ro4" table:number-rows-repeated="4">
          <table:table-cell table:number-columns-repeated="8"/>
        </table:table-row>
        <table:table-row table:style-name="ro4">
          <table:table-cell office:value-type="string">
            <text:p>1006 view_56_noLocking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Container.Content(movies) | Container.Content(sets) | Container.Content(tvshows) | Container.Content(episodes) | Container.Content(artists) | Container.Content(album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06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1007 view 58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Container.Content(season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07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1009 view_503_noLocking"&gt;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!Container.Content(episodes) | !Container.Content(sources)</text:p>
          </table:table-cell>
          <table:table-cell table:number-columns-repeated="5"/>
        </table:table-row>
        <table:table-row table:style-name="ro4" table:number-rows-repeated="2">
          <table:table-cell table:number-columns-repeated="8"/>
        </table:table-row>
        <table:table-row table:style-name="ro4">
          <table:table-cell office:value-type="string">
            <text:p>1009 view_504_noLocking"&gt;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!Container.Content(sources)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tring.StartsWith(System.CurrentControlID,1010)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window</text:p>
          </table:table-cell>
          <table:table-cell/>
          <table:table-cell office:value-type="string">
            <text:p>container.content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videos 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movi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e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tvshow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eason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episode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ctor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countri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imag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livetv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</text:p>
          </table:table-cell>
          <table:table-cell table:formula="of:= (xx,view_locked_empty_cc)" office:value-type="string" office:string-value="Err:501">
            <text:p>Err:501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music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ng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rol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/>
          <table:table-cell office:value-type="string">
            <text:p>done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imag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 = (xx,view_locked_empty_cc)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pictures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images (*also folders are content=images here)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*shared*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musicvideos</text:p>
          </table:table-cell>
          <table:table-cell table:number-columns-repeated="2"/>
          <table:table-cell office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ag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director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studio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artist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album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3"/>
          <table:table-cell office:value-type="string">
            <text:p>files <text:s/>(*can also be folders e.g. in music)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sources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images (*eg set by plugin.netflix in profile listing) done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genr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year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aylist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add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mixed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pty = Container.Content()</text:p>
          </table:table-cell>
          <table:table-cell office:value-type="string">
            <text:p><text:s text:c="2"/>= (xx,view_locked_empty_cc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unknown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game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plugi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games</text:p>
          </table:table-cell>
          <table:table-cell office:value-type="string">
            <text:p>games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/>
          <table:table-cell office:value-type="string">
            <text:p>*unsure about plugin AELauncher, contents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22.06.2021</text:date>, <text:time>10:08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6-22T10:08:15.35</dc:date>
    <meta:editing-duration>PT2H29M54S</meta:editing-duration>
    <meta:editing-cycles>12</meta:editing-cycles>
    <meta:document-statistic meta:table-count="4" meta:cell-count="588" meta:object-count="0"/>
  </office:meta>
</office:document-meta>
</file>